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iberation Mono', Menlo, Courier, monospace"/>
    <style:font-face style:name="Consolas" svg:font-family="Consolas, Menlo, Monaco, 'Lucida Console', 'Liberation Mono', 'DejaVu Sans Mono', 'Bitstream Vera Sans Mono', 'Courier New', monospace, sans-serif"/>
    <style:font-face style:name="StarSymbol" svg:font-family="StarSymbol"/>
    <style:font-face style:name="Tahoma1" svg:font-family="Tahoma"/>
    <style:font-face style:name="monospace" svg:font-family="monospace"/>
    <style:font-face style:name="sans-serif" svg:font-family="sans-serif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31b09d"/>
    </style:style>
    <style:style style:name="P2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346e5e" officeooo:paragraph-rsid="003b209c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1ece9a" officeooo:paragraph-rsid="003b209c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officeooo:rsid="040c7607" officeooo:paragraph-rsid="003b209c"/>
    </style:style>
    <style:style style:name="P5" style:family="paragraph" style:parent-style-name="Normal_20_bekezdes-1._20_szint">
      <style:text-properties officeooo:rsid="0409fc6b" officeooo:paragraph-rsid="0409fc6b"/>
    </style:style>
    <style:style style:name="P6" style:family="paragraph" style:parent-style-name="Normal_20_bekezdes-1._20_szint">
      <style:text-properties fo:font-weight="bold" officeooo:rsid="0409fc6b" officeooo:paragraph-rsid="0409fc6b" style:font-weight-asian="bold" style:font-weight-complex="bold"/>
    </style:style>
    <style:style style:name="P7" style:family="paragraph" style:parent-style-name="Normal_20_bekezdes-1._20_szint">
      <style:text-properties fo:font-weight="bold" officeooo:rsid="0409fc6b" officeooo:paragraph-rsid="040e73c0" style:font-weight-asian="bold" style:font-weight-complex="bold"/>
    </style:style>
    <style:style style:name="P8" style:family="paragraph" style:parent-style-name="Normal_20_bekezdes-1._20_szint">
      <style:text-properties fo:font-weight="bold" officeooo:rsid="040c7607" officeooo:paragraph-rsid="040c7607" style:font-weight-asian="bold" style:font-weight-complex="bold"/>
    </style:style>
    <style:style style:name="P9" style:family="paragraph" style:parent-style-name="Normal_20_bekezdes-1._20_szint">
      <style:text-properties officeooo:rsid="040e73c0" officeooo:paragraph-rsid="040e73c0"/>
    </style:style>
    <style:style style:name="P10" style:family="paragraph" style:parent-style-name="MainTittle">
      <style:text-properties officeooo:rsid="0404a922" officeooo:paragraph-rsid="0404a922"/>
    </style:style>
    <style:style style:name="P11" style:family="paragraph" style:parent-style-name="NumberedTitle-1.">
      <style:text-properties officeooo:rsid="0404a922" officeooo:paragraph-rsid="0404a922"/>
    </style:style>
    <style:style style:name="P12" style:family="paragraph" style:parent-style-name="NumberedTitle-1." style:master-page-name="">
      <style:paragraph-properties style:page-number="auto" fo:keep-with-next="always"/>
      <style:text-properties officeooo:rsid="040bc70c" officeooo:paragraph-rsid="040bc70c"/>
    </style:style>
    <style:style style:name="P13" style:family="paragraph" style:parent-style-name="NumberedTitle-1.1_2c_" style:list-style-name="">
      <style:text-properties officeooo:rsid="033f7971" officeooo:paragraph-rsid="033b5e28"/>
    </style:style>
    <style:style style:name="P14" style:family="paragraph" style:parent-style-name="NumberedTitle-1.1_2c_">
      <style:paragraph-properties fo:margin-top="0.0791in" fo:margin-bottom="0.0791in" loext:contextual-spacing="false"/>
    </style:style>
    <style:style style:name="P15" style:family="paragraph" style:parent-style-name="NumberedTitle-1.1_2c_" style:list-style-name="">
      <style:paragraph-properties fo:margin-top="0.0791in" fo:margin-bottom="0.0791in" loext:contextual-spacing="false"/>
      <style:text-properties officeooo:rsid="033f7971"/>
    </style:style>
    <style:style style:name="P16" style:family="paragraph" style:parent-style-name="NumberedTitle-1.1_2c_">
      <style:paragraph-properties fo:margin-top="0.0791in" fo:margin-bottom="0.0791in" loext:contextual-spacing="false"/>
      <style:text-properties officeooo:rsid="04086d99" officeooo:paragraph-rsid="04086d99"/>
    </style:style>
    <style:style style:name="P17" style:family="paragraph" style:parent-style-name="NumberedTitle-1.1_2c_">
      <style:paragraph-properties fo:margin-top="0.0791in" fo:margin-bottom="0.0791in" loext:contextual-spacing="false"/>
      <style:text-properties officeooo:rsid="04086d99" officeooo:paragraph-rsid="040bd8c3"/>
    </style:style>
    <style:style style:name="P18" style:family="paragraph" style:parent-style-name="NumberedTitle-1.1_2c_">
      <style:paragraph-properties fo:margin-top="0.0791in" fo:margin-bottom="0.0791in" loext:contextual-spacing="false"/>
      <style:text-properties officeooo:rsid="040c7607" officeooo:paragraph-rsid="040c7607"/>
    </style:style>
    <style:style style:name="P19" style:family="paragraph" style:parent-style-name="NumberedTitle-1.1_2c_" style:master-page-name="">
      <style:paragraph-properties style:page-number="auto" fo:keep-with-next="always"/>
      <style:text-properties officeooo:paragraph-rsid="040bc70c"/>
    </style:style>
    <style:style style:name="P20" style:family="paragraph" style:parent-style-name="Console-Normal">
      <style:text-properties fo:font-variant="normal" fo:text-transform="none" fo:color="#7a0874" style:font-name="Consolas" fo:font-size="11pt" fo:letter-spacing="normal" fo:font-style="normal" style:text-underline-style="none" fo:font-weight="bold" officeooo:rsid="04007c91" officeooo:paragraph-rsid="040e73c0" style:font-size-asian="11pt" style:font-weight-asian="normal" style:font-size-complex="11pt" style:font-weight-complex="normal"/>
    </style:style>
    <style:style style:name="P21" style:family="paragraph" style:parent-style-name="Console-Normal">
      <style:paragraph-properties fo:text-align="start" style:justify-single-word="false"/>
      <style:text-properties officeooo:rsid="03fd057a" officeooo:paragraph-rsid="03fd057a"/>
    </style:style>
    <style:style style:name="P22" style:family="paragraph" style:parent-style-name="Console-Normal">
      <style:paragraph-properties fo:text-align="start" style:justify-single-word="false"/>
      <style:text-properties officeooo:rsid="03fd057a" officeooo:paragraph-rsid="03ff3e4f"/>
    </style:style>
    <style:style style:name="P23" style:family="paragraph" style:parent-style-name="Console-Normal" style:list-style-name="">
      <style:paragraph-properties fo:text-align="start" style:justify-single-word="false"/>
      <style:text-properties officeooo:rsid="03fd057a" officeooo:paragraph-rsid="040bc70c"/>
    </style:style>
    <style:style style:name="P24" style:family="paragraph" style:parent-style-name="Console-Normal" style:list-style-name="">
      <style:paragraph-properties fo:text-align="start" style:justify-single-word="false"/>
      <style:text-properties officeooo:rsid="03fd057a" officeooo:paragraph-rsid="040bd8c3"/>
    </style:style>
    <style:style style:name="P25" style:family="paragraph" style:parent-style-name="Console-Normal">
      <style:paragraph-properties fo:text-align="start" style:justify-single-word="false"/>
      <style:text-properties officeooo:rsid="03ff3e4f" officeooo:paragraph-rsid="03fead5d"/>
    </style:style>
    <style:style style:name="P26" style:family="paragraph" style:parent-style-name="Console-Normal">
      <style:text-properties officeooo:rsid="04007c91" officeooo:paragraph-rsid="04065b84"/>
    </style:style>
    <style:style style:name="P27" style:family="paragraph" style:parent-style-name="Console-Normal">
      <style:text-properties officeooo:rsid="04007c91" officeooo:paragraph-rsid="04067464"/>
    </style:style>
    <style:style style:name="P28" style:family="paragraph" style:parent-style-name="Console-Normal">
      <style:text-properties fo:color="#999999" officeooo:rsid="04007c91" officeooo:paragraph-rsid="04065b84"/>
    </style:style>
    <style:style style:name="P29" style:family="paragraph" style:parent-style-name="Console-Normal">
      <style:text-properties fo:color="#999999" officeooo:rsid="04007c91" officeooo:paragraph-rsid="04067464"/>
    </style:style>
    <style:style style:name="P30" style:family="paragraph" style:parent-style-name="Console-Normal">
      <style:text-properties fo:color="#999999" officeooo:rsid="04007c91" officeooo:paragraph-rsid="040e73c0"/>
    </style:style>
    <style:style style:name="P31" style:family="paragraph" style:parent-style-name="Console-Normal">
      <style:paragraph-properties fo:text-align="start" style:justify-single-word="false"/>
      <style:text-properties fo:color="#999999" officeooo:rsid="03fd057a" officeooo:paragraph-rsid="03fd057a"/>
    </style:style>
    <style:style style:name="P32" style:family="paragraph" style:parent-style-name="Console-Normal">
      <style:paragraph-properties fo:text-align="start" style:justify-single-word="false"/>
      <style:text-properties fo:color="#999999" officeooo:rsid="03fd057a" officeooo:paragraph-rsid="03fead5d"/>
    </style:style>
    <style:style style:name="P33" style:family="paragraph" style:parent-style-name="Console-Normal">
      <style:text-properties officeooo:rsid="0409fc6b" officeooo:paragraph-rsid="0409fc6b"/>
    </style:style>
    <style:style style:name="P34" style:family="paragraph" style:parent-style-name="Console-Normal">
      <style:paragraph-properties fo:text-align="start" style:justify-single-word="false"/>
      <style:text-properties style:use-window-font-color="true" officeooo:rsid="040c7607" officeooo:paragraph-rsid="040c7607"/>
    </style:style>
    <style:style style:name="P35" style:family="paragraph" style:parent-style-name="Console-Normal" style:list-style-name="">
      <style:paragraph-properties fo:text-align="start" style:justify-single-word="false"/>
      <style:text-properties style:use-window-font-color="true" officeooo:rsid="040c7607" officeooo:paragraph-rsid="040c7607"/>
    </style:style>
    <style:style style:name="P36" style:family="paragraph" style:parent-style-name="Console-Normal">
      <style:paragraph-properties fo:text-align="start" style:justify-single-word="false"/>
      <style:text-properties officeooo:rsid="040c7607" officeooo:paragraph-rsid="040c7607"/>
    </style:style>
    <style:style style:name="P37" style:family="paragraph" style:parent-style-name="Console-Normal">
      <style:text-properties officeooo:paragraph-rsid="04065b84"/>
    </style:style>
    <style:style style:name="P38" style:family="paragraph" style:parent-style-name="Console-Normal" style:list-style-name="">
      <style:paragraph-properties fo:margin-top="0.0791in" fo:margin-bottom="0.0791in" loext:contextual-spacing="false"/>
      <style:text-properties officeooo:rsid="04086d99" officeooo:paragraph-rsid="04065b84"/>
    </style:style>
    <style:style style:name="P39" style:family="paragraph" style:parent-style-name="Console-Normal" style:list-style-name="">
      <style:paragraph-properties fo:margin-top="0.0791in" fo:margin-bottom="0.0791in" loext:contextual-spacing="false"/>
      <style:text-properties officeooo:rsid="04086d99" officeooo:paragraph-rsid="040e73c0"/>
    </style:style>
    <style:style style:name="P40" style:family="paragraph" style:parent-style-name="Console-Normal" style:master-page-name="">
      <style:paragraph-properties fo:text-align="start" style:justify-single-word="false" style:page-number="auto" fo:keep-with-next="always"/>
      <style:text-properties fo:color="#999999" officeooo:rsid="03fd057a" officeooo:paragraph-rsid="040c7607"/>
    </style:style>
    <style:style style:name="P41" style:family="paragraph" style:parent-style-name="Console-Normal" style:master-page-name="">
      <style:paragraph-properties fo:text-align="start" style:justify-single-word="false" style:page-number="auto" fo:keep-with-next="always"/>
      <style:text-properties style:use-window-font-color="true" officeooo:rsid="03fd057a" officeooo:paragraph-rsid="040c7607"/>
    </style:style>
    <style:style style:name="P42" style:family="paragraph" style:parent-style-name="Console-Normal">
      <style:paragraph-properties fo:text-align="start" style:justify-single-word="false" fo:keep-with-next="always"/>
      <style:text-properties officeooo:rsid="03fd057a" officeooo:paragraph-rsid="040bc70c"/>
    </style:style>
    <style:style style:name="P43" style:family="paragraph" style:parent-style-name="Console-Normal">
      <style:paragraph-properties fo:text-align="start" style:justify-single-word="false" fo:keep-with-next="always"/>
      <style:text-properties officeooo:rsid="03fd057a" officeooo:paragraph-rsid="040bd8c3"/>
    </style:style>
    <style:style style:name="P44" style:family="paragraph" style:parent-style-name="Console-Normal">
      <style:paragraph-properties fo:text-align="start" style:justify-single-word="false" fo:keep-with-next="always"/>
      <style:text-properties officeooo:rsid="03fd057a" officeooo:paragraph-rsid="040c7607"/>
    </style:style>
    <style:style style:name="P45" style:family="paragraph" style:parent-style-name="Console-Normal" style:master-page-name="">
      <style:paragraph-properties fo:text-align="start" style:justify-single-word="false" style:page-number="auto" fo:keep-with-next="always"/>
      <style:text-properties fo:color="#999999" officeooo:rsid="03fd057a" officeooo:paragraph-rsid="040bc70c"/>
    </style:style>
    <style:style style:name="P46" style:family="paragraph" style:parent-style-name="Console-Normal" style:master-page-name="">
      <style:paragraph-properties fo:text-align="start" style:justify-single-word="false" style:page-number="auto" fo:keep-with-next="always"/>
      <style:text-properties fo:color="#999999" officeooo:rsid="03fd057a" officeooo:paragraph-rsid="040bd8c3"/>
    </style:style>
    <style:style style:name="P47" style:family="paragraph" style:parent-style-name="Console-Normal" style:master-page-name="">
      <style:paragraph-properties fo:text-align="start" style:justify-single-word="false" style:page-number="auto" fo:keep-with-next="always"/>
      <style:text-properties fo:color="#999999" officeooo:rsid="03fd057a" officeooo:paragraph-rsid="040c76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0e73c0" style:font-weight-asian="bold" style:font-weight-complex="bold"/>
    </style:style>
    <style:style style:name="T3" style:family="text">
      <style:text-properties fo:color="#7a0874" fo:font-size="11pt" style:text-underline-style="none" fo:font-weight="bold" officeooo:rsid="03325d8a" style:font-size-asian="11pt" style:font-weight-asian="normal" style:font-size-complex="11pt" style:font-weight-complex="normal"/>
    </style:style>
    <style:style style:name="T4" style:family="text">
      <style:text-properties fo:color="#7a0874" fo:font-size="11pt" style:text-underline-style="none" fo:font-weight="bold" officeooo:rsid="04065b84" style:font-size-asian="11pt" style:font-weight-asian="normal" style:font-size-complex="11pt" style:font-weight-complex="normal"/>
    </style:style>
    <style:style style:name="T5" style:family="text">
      <style:text-properties fo:color="#7a0874" fo:font-size="11pt" style:text-underline-style="none" fo:font-weight="bold" officeooo:rsid="040bd8c3" style:font-size-asian="11pt" style:font-weight-asian="normal" style:font-size-complex="11pt" style:font-weight-complex="normal"/>
    </style:style>
    <style:style style:name="T6" style:family="text">
      <style:text-properties fo:color="#7a0874" fo:font-size="11pt" style:text-underline-style="none" fo:font-weight="bold" officeooo:rsid="040c7607" style:font-size-asian="11pt" style:font-weight-asian="normal" style:font-size-complex="11pt" style:font-weight-complex="normal"/>
    </style:style>
    <style:style style:name="T7" style:family="text">
      <style:text-properties fo:font-size="11pt" style:text-underline-style="none" fo:font-weight="bold" officeooo:rsid="0320f1c4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fo:color="#7a0874" style:font-name="Consolas" fo:font-size="11pt" fo:letter-spacing="normal" fo:font-style="normal" style:text-underline-style="none" fo:font-weight="bold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7a0874" style:font-name="Consolas" fo:font-size="11pt" fo:letter-spacing="normal" fo:font-style="normal" style:text-underline-style="none" fo:font-weight="bold" officeooo:rsid="04067464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7a0874" style:font-name="Consolas" fo:font-size="11pt" fo:letter-spacing="normal" fo:font-style="normal" style:text-underline-style="none" fo:font-weight="normal" officeooo:rsid="04067464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style:use-window-font-color="true"/>
    </style:style>
    <style:style style:name="T13" style:family="text">
      <style:text-properties officeooo:rsid="04007c91"/>
    </style:style>
    <style:style style:name="T14" style:family="text">
      <style:text-properties officeooo:rsid="04065b84"/>
    </style:style>
    <style:style style:name="T15" style:family="text">
      <style:text-properties officeooo:rsid="04067464"/>
    </style:style>
    <style:style style:name="T16" style:family="text">
      <style:text-properties officeooo:rsid="04086d99"/>
    </style:style>
    <style:style style:name="T17" style:family="text">
      <style:text-properties officeooo:rsid="040bd8c3"/>
    </style:style>
    <style:style style:name="T18" style:family="text">
      <style:text-properties officeooo:rsid="040c7607"/>
    </style:style>
    <style:style style:name="T19" style:family="text">
      <style:text-properties officeooo:rsid="040e73c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xt To Speech softwares</text:p>
      <text:p text:style-name="Normal_20_bekez-0._20_szint"/>
      <text:list xml:id="list1888387465177418045" text:style-name="MyNumbering">
        <text:list-item>
          <text:p text:style-name="P11">festival</text:p>
          <text:list>
            <text:list-item>
              <text:h text:style-name="NumberedTitle-1.1_2c_" text:outline-level="2">Install</text:h>
            </text:list-item>
          </text:list>
        </text:list-item>
      </text:list>
      <text:p text:style-name="P31">#<text:span text:style-name="T14">Install </text:span></text:p>
      <text:p text:style-name="P21">$ <text:span text:style-name="T4">sudo apt-get install festival</text:span></text:p>
      <text:p text:style-name="P21"/>
      <text:p text:style-name="P32">#<text:span text:style-name="T14">Install the best voice us2_mbrola</text:span></text:p>
      <text:p text:style-name="P22">$ <text:span text:style-name="T4">suda apt-get install festvox-us2</text:span></text:p>
      <text:p text:style-name="P25"><text:span text:style-name="T3"/></text:p>
      <text:list xml:id="list171150593187887" text:continue-numbering="true" text:style-name="MyNumbering">
        <text:list-item>
          <text:list>
            <text:list-item>
              <text:h text:style-name="P14" text:outline-level="2">Check festival</text:h>
            </text:list-item>
          </text:list>
        </text:list-item>
      </text:list>
      <text:p text:style-name="P28">#Start festival <text:span text:style-name="T16">(you can leave the festival pressing Ctrl-d)</text:span></text:p>
      <text:p text:style-name="P26">$ <text:span text:style-name="T8">festival</text:span></text:p>
      <text:p text:style-name="P26"/>
      <text:p text:style-name="P28">#Check the available voices</text:p>
      <text:p text:style-name="P26">festival&gt; <text:span text:style-name="T8">(voice.list)</text:span></text:p>
      <text:p text:style-name="P26">(us2_mbrola kal_diphone)</text:p>
      <text:p text:style-name="P26"/>
      <text:p text:style-name="P28">#Select the desired voice</text:p>
      <text:p text:style-name="P26">festival&gt;<text:span text:style-name="T1"> </text:span><text:span text:style-name="T8">(voice_us2_mbrola)</text:span></text:p>
      <text:p text:style-name="P37"><text:span text:style-name="T13">us2_mbrola</text:span></text:p>
      <text:p text:style-name="P37"/>
      <text:p text:style-name="P29">#<text:span text:style-name="T15">Make festival say “Hello”</text:span></text:p>
      <text:p text:style-name="P27">festival&gt;<text:span text:style-name="T1"> </text:span><text:span text:style-name="T8">(</text:span><text:span text:style-name="T9">S</text:span><text:span text:style-name="T10">ayText "Hel</text:span><text:span text:style-name="T9">lo"</text:span><text:span text:style-name="T8">)</text:span></text:p>
      <text:p text:style-name="P38"/>
      <text:list xml:id="list171149528626910" text:continue-numbering="true" text:style-name="MyNumbering">
        <text:list-item>
          <text:list>
            <text:list-item>
              <text:h text:style-name="P16" text:outline-level="2">Make festival work</text:h>
            </text:list-item>
          </text:list>
        </text:list-item>
      </text:list>
      <text:p text:style-name="P5">In the /etc/festival.scm file add an extra line with default voice</text:p>
      <text:p text:style-name="P6">/etc/festival.scm</text:p>
      <text:p text:style-name="P33"/>
      <text:p text:style-name="P33">(set! voice_default <text:span text:style-name="T19">'voice_us2_mbrola)</text:span></text:p>
      <text:p text:style-name="P33"/>
      <text:p text:style-name="P9">and then you can make festival say “Hello world”</text:p>
      <text:p text:style-name="P30">#<text:span text:style-name="T15">Make festival say “Hello”</text:span></text:p>
      <text:p text:style-name="P20">$ echo “Hello world” | festival --tts</text:p>
      <text:p text:style-name="P39"/>
      <text:p text:style-name="P7"/>
      <text:h text:style-name="P15" text:outline-level="2"/>
      <text:list xml:id="list171149885749020" text:continue-numbering="true" text:style-name="MyNumbering">
        <text:list-item>
          <text:p text:style-name="P12"><text:soft-page-break/>pico2wave</text:p>
          <text:list>
            <text:list-item>
              <text:h text:style-name="P19" text:outline-level="2">Install</text:h>
            </text:list-item>
          </text:list>
        </text:list-item>
      </text:list>
      <text:p text:style-name="P45">#<text:span text:style-name="T14">Install </text:span></text:p>
      <text:p text:style-name="P42">$ <text:span text:style-name="T4">sudo apt-get install </text:span><text:span text:style-name="T5">libttspico-utils</text:span></text:p>
      <text:p text:style-name="P23"/>
      <text:h text:style-name="P13" text:outline-level="2"/>
      <text:list xml:id="list171150400811544" text:continue-numbering="true" text:style-name="MyNumbering">
        <text:list-item>
          <text:list>
            <text:list-item>
              <text:h text:style-name="P17" text:outline-level="2">Make <text:span text:style-name="T17">pico2wave</text:span> work</text:h>
            </text:list-item>
          </text:list>
        </text:list-item>
      </text:list>
      <text:p text:style-name="P46">#<text:span text:style-name="T17">run </text:span></text:p>
      <text:p text:style-name="P43">$ <text:span text:style-name="T5">pico2wave -w lookdave.wav "Look Dave" &amp;&amp; aplay lookdave.wav</text:span></text:p>
      <text:p text:style-name="P24"><text:span text:style-name="T7"/></text:p>
      <text:p text:style-name="P2"/>
      <text:list xml:id="list171151148260354" text:continue-numbering="true" text:style-name="MyNumbering">
        <text:list-item>
          <text:list>
            <text:list-item>
              <text:h text:style-name="P18" text:outline-level="2">Script</text:h>
            </text:list-item>
          </text:list>
        </text:list-item>
      </text:list>
      <text:p text:style-name="P8">pico.sh</text:p>
      <text:p text:style-name="P41">#!/<text:span text:style-name="T18">bin/bash</text:span></text:p>
      <text:p text:style-name="P34">pico2wave -w=~/tmp/text.wav “$1”</text:p>
      <text:p text:style-name="P34">aplay ~/tmp/test.wav</text:p>
      <text:p text:style-name="P36"><text:span text:style-name="T12">rm /tmp/test.wav</text:span></text:p>
      <text:p text:style-name="P4"/>
      <text:p text:style-name="P40">#<text:span text:style-name="T17">run I with thdesired “Hello word” text</text:span></text:p>
      <text:p text:style-name="P44">$ <text:span text:style-name="T6">pico.sh "Hello world"</text:span></text:p>
      <text:p text:style-name="P35"/>
      <text:p text:style-name="P40">#<text:span text:style-name="T18">read the contents of a file (text.txt)</text:span></text:p>
      <text:p text:style-name="P44">$ <text:span text:style-name="T6">pico.sh "$(cat text.txt)"</text:span></text:p>
      <text:p text:style-name="P35"/>
      <text:p text:style-name="P3"/>
      <text:p text:style-name="P1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Liberation Mono', Menlo, Courier, monospace"/>
    <style:font-face style:name="Consolas" svg:font-family="Consolas, Menlo, Monaco, 'Lucida Console', 'Liberation Mono', 'DejaVu Sans Mono', 'Bitstream Vera Sans Mono', 'Courier New', monospace, sans-serif"/>
    <style:font-face style:name="StarSymbol" svg:font-family="StarSymbol"/>
    <style:font-face style:name="Tahoma1" svg:font-family="Tahoma"/>
    <style:font-face style:name="monospace" svg:font-family="monospace"/>
    <style:font-face style:name="sans-serif" svg:font-family="sans-serif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yITDocStyle" style:family="paragraph"/>
    <style:style style:name="MainTittle" style:family="paragraph" style:parent-style-name="MyITDocStyle">
      <style:paragraph-properties fo:margin-top="0in" fo:margin-bottom="0.1201in" loext:contextual-spacing="false" fo:text-align="center" style:justify-single-word="false"/>
      <style:text-properties style:font-name="Arial" fo:font-family="Arial" style:font-style-name="Bold" style:font-family-generic="swiss" style:font-pitch="variable" fo:font-size="22pt" fo:font-weight="bold" style:font-size-asian="22pt" style:font-size-complex="22pt"/>
    </style:style>
    <style:style style:name="NumberedTitle-1." style:family="paragraph" style:parent-style-name="MyITDocStyle" style:list-style-name="MyNumbering">
      <style:paragraph-properties fo:margin-top="0.0783in" fo:margin-bottom="0in" loext:contextual-spacing="false" fo:text-align="justify" style:justify-single-word="false">
        <style:tab-stops/>
      </style:paragraph-properties>
      <style:text-properties style:font-name="Arial" fo:font-family="Arial" style:font-style-name="Bold" style:font-family-generic="swiss" style:font-pitch="variable" fo:font-weight="bold" fo:background-color="transparent" style:font-size-asian="10.5pt"/>
    </style:style>
    <style:style style:name="Normal_20_bekezdes-1._20_szint" style:display-name="Normal bekezdes-1. szint" style:family="paragraph" style:parent-style-name="MyITDocStyle">
      <loext:graphic-properties draw:fill="none" draw:fill-color="#99ccff"/>
      <style:paragraph-properties fo:margin-left="0.6402in" fo:margin-right="0in" fo:margin-top="0.0783in" fo:margin-bottom="0in" loext:contextual-spacing="false" fo:text-align="justify" style:justify-single-word="false" fo:text-indent="0.1299in" style:auto-text-indent="false" fo:background-color="transparent">
        <style:tab-stops/>
      </style:paragraph-properties>
      <style:text-properties style:font-name="Arial1" fo:font-family="Arial" style:font-style-name="Regular" style:font-family-generic="swiss" style:font-pitch="variable" fo:font-size="11pt" style:text-underline-style="none" fo:font-weight="normal" officeooo:rsid="00391074" fo:background-color="transparent" style:font-size-asian="11pt" style:font-weight-asian="normal" style:font-size-complex="11pt" style:font-weight-complex="normal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NumberedTitle-1.1_2c_" style:display-name="NumberedTitle-1.1," style:family="paragraph" style:parent-style-name="MyITDocStyle" style:default-outline-level="2" style:list-style-name="MyNumbering" style:master-page-name="">
      <style:paragraph-properties fo:margin-top="0.1in" fo:margin-bottom="0in" loext:contextual-spacing="false" fo:text-align="justify" style:justify-single-word="false" style:page-number="auto"/>
      <style:text-properties style:font-name="Arial1" fo:font-family="Arial" style:font-style-name="Regular" style:font-family-generic="swiss" style:font-pitch="variable" fo:font-weight="normal" style:font-size-asian="10.5pt"/>
    </style:style>
    <style:style style:name="Console-Normal" style:family="paragraph" style:parent-style-name="MyITDocStyle">
      <loext:graphic-properties draw:fill="solid" draw:fill-color="#e6e6e6"/>
      <style:paragraph-properties fo:margin-left="0.6866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30cf8d" style:font-size-asian="11pt" style:font-weight-asian="normal" style:font-size-complex="11pt" style:font-weight-complex="normal"/>
    </style:style>
    <style:style style:name="Reszletezes-Fobekezdes" style:family="paragraph" style:parent-style-name="MyITDocStyle">
      <loext:graphic-properties draw:fill="none" draw:fill-color="#99ccff"/>
      <style:paragraph-properties fo:margin-left="1.6598in" fo:margin-right="0in" fo:margin-top="0.0783in" fo:margin-bottom="0in" loext:contextual-spacing="false" fo:text-align="justify" style:justify-single-word="false" fo:text-indent="-1in" style:auto-text-indent="false" fo:background-color="transparent">
        <style:tab-stops/>
      </style:paragraph-properties>
      <style:text-properties style:font-name="Arial1" fo:font-family="Arial" style:font-style-name="Regular" style:font-family-generic="swiss" style:font-pitch="variable" fo:font-size="11pt" style:text-underline-style="none" fo:font-weight="normal" officeooo:rsid="0320f1c4" style:font-size-asian="10pt" style:font-weight-asian="normal" style:font-size-complex="10pt" style:font-weight-complex="normal"/>
    </style:style>
    <style:style style:name="Normal_20_bekez-0._20_szint" style:display-name="Normal bekez-0. szint" style:family="paragraph" style:parent-style-name="MyITDocStyle">
      <style:paragraph-properties fo:margin-left="0in" fo:margin-right="0in" fo:margin-top="0in" fo:margin-bottom="0.0598in" loext:contextual-spacing="false" fo:text-indent="0.1201in" style:auto-text-indent="false">
        <style:tab-stops/>
      </style:paragraph-properties>
      <style:text-properties fo:font-size="11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MyNumbering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in" fo:text-indent="-0.45in" fo:margin-left="0.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 LibreOffice_project/00m0$Build-2</meta:generator>
    <meta:creation-date>2007-09-17T16:01:11</meta:creation-date>
    <dc:date>2016-11-19T17:11:48.874345476</dc:date>
    <dc:language>hu-HU</dc:language>
    <meta:editing-cycles>231</meta:editing-cycles>
    <meta:editing-duration>P13DT23H24M2S</meta:editing-duration>
    <meta:document-statistic meta:table-count="0" meta:image-count="0" meta:object-count="0" meta:page-count="2" meta:paragraph-count="42" meta:word-count="157" meta:character-count="1067" meta:non-whitespace-character-count="958"/>
    <meta:user-defined meta:name="Info 1"/>
    <meta:user-defined meta:name="Info 2"/>
    <meta:user-defined meta:name="Info 3"/>
    <meta:user-defined meta:name="Info 4"/>
  </office:meta>
</office:document-meta>
</file>